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4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8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60%"/>
    </style:style>
    <style:style style:name="P2" style:family="paragraph">
      <loext:graphic-properties draw:fill="none" draw:fill-color="#ffffff"/>
      <style:paragraph-properties fo:line-height="60%" style:writing-mode="lr-tb"/>
      <style:text-properties style:font-name="Andika" fo:font-size="142.800003051758pt" fo:font-weight="bold" style:font-size-asian="142.800003051758pt" style:font-size-complex="142.800003051758pt"/>
    </style:style>
    <style:style style:name="P3" style:family="paragraph">
      <loext:graphic-properties draw:fill="none" draw:fill-color="#ffffff"/>
      <style:paragraph-properties style:writing-mode="lr-tb"/>
      <style:text-properties style:font-name="Andika"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style:font-name="Andika" fo:font-size="142.800003051758pt" fo:font-weight="bold" style:font-size-asian="142.800003051758pt" style:font-size-complex="142.800003051758pt"/>
    </style:style>
    <style:style style:name="T2" style:family="text">
      <style:text-properties style:font-name="Andik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459cm" svg:height="19.739cm" svg:x="0.241cm" svg:y="0.994cm">
          <draw:text-box>
            <text:p text:style-name="P1"><text:span text:style-name="T1">Menschen verursachen eine Menge Leid.</text:span></text:p>
          </draw:text-box>
        </draw:frame>
        <draw:frame draw:style-name="gr2" draw:text-style-name="P3" draw:layer="layout" svg:width="11.43cm" svg:height="1.839cm" svg:x="17.64cm" svg:y="18.474cm">
          <draw:text-box>
            <text:p><text:span text:style-name="T2">antinatalismus-jetzt.de</text:span></text:p>
          </draw:text-box>
        </draw:frame>
        <draw:frame draw:style-name="gr3" draw:text-style-name="P4" draw:layer="layout" svg:width="1.59cm" svg:height="1.399cm" svg:x="16.05cm" svg:y="18.601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7:09:08.193363260</dc:date>
    <meta:editing-duration>PT1H31M</meta:editing-duration>
    <meta:editing-cycles>27</meta:editing-cycles>
    <meta:document-statistic meta:object-count="3"/>
  </office:meta>
</office:document-meta>
</file>